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5in" fo:margin-left="0.4215in">
        <style:tab-stops/>
      </style:paragraph-properties>
    </style:style>
    <style:style style:name="T2" style:parent-style-name="DefaultParagraphFont" style:family="text">
      <style:text-properties style:font-name="Times New Roman" style:font-name-asian="Times New Roman" style:font-name-complex="Times New Roman" fo:font-size="26pt" style:font-size-asian="26pt"/>
    </style:style>
    <style:style style:name="P3" style:parent-style-name="Normal" style:family="paragraph">
      <style:paragraph-properties fo:margin-bottom="0in"/>
    </style:style>
    <style:style style:name="T4" style:parent-style-name="DefaultParagraphFont" style:family="text">
      <style:text-properties style:font-name="Times New Roman" style:font-name-asian="Times New Roman" style:font-name-complex="Times New Roman" fo:font-size="40pt" style:font-size-asian="40pt"/>
    </style:style>
    <style:style style:name="P5" style:parent-style-name="Normal" style:family="paragraph">
      <style:paragraph-properties fo:margin-bottom="0in" fo:margin-left="0.0666in" fo:text-indent="-0.0069in">
        <style:tab-stops/>
      </style:paragraph-properties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8" style:parent-style-name="Normal" style:family="paragraph">
      <style:paragraph-properties fo:margin-bottom="0in" fo:margin-left="0.0666in" fo:text-indent="-0.0069in">
        <style:tab-stops/>
      </style:paragraph-properties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1" style:parent-style-name="DefaultParagraphFont" style:family="text">
      <style:text-properties style:font-name="Times New Roman" style:font-name-asian="Times New Roman" style:font-name-complex="Times New Roman" style:text-position="super 64.2%" fo:font-size="14pt" style:font-size-asian="14pt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3" style:parent-style-name="Normal" style:family="paragraph">
      <style:paragraph-properties fo:margin-bottom="0in" fo:margin-left="0.0666in" fo:text-indent="-0.0069in">
        <style:tab-stops/>
      </style:paragraph-properties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17" style:parent-style-name="Normal" style:family="paragraph">
      <style:paragraph-properties fo:margin-bottom="0in" fo:margin-left="0.0666in" fo:text-indent="-0.0069in">
        <style:tab-stops/>
      </style:paragraph-properties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20" style:parent-style-name="Normal" style:family="paragraph">
      <style:paragraph-properties fo:margin-bottom="0in" fo:margin-left="0.0666in" fo:text-indent="-0.0069in">
        <style:tab-stops/>
      </style:paragraph-properties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23" style:parent-style-name="Normal" style:family="paragraph">
      <style:paragraph-properties fo:margin-bottom="0in" fo:margin-left="0.0666in" fo:text-indent="-0.0069in">
        <style:tab-stops/>
      </style:paragraph-properties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26" style:parent-style-name="Normal" style:family="paragraph">
      <style:paragraph-properties fo:margin-bottom="0in" fo:margin-left="0.0701in">
        <style:tab-stops/>
      </style:paragraph-properties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29" style:parent-style-name="DefaultParagraphFont" style:family="text">
      <style:text-properties style:font-name="Times New Roman" style:font-name-asian="Times New Roman" style:font-name-complex="Times New Roman" fo:color="#0462C1" fo:font-size="14pt" style:font-size-asian="14pt" style:text-underline-type="single" style:text-underline-style="solid" style:text-underline-width="auto" style:text-underline-mode="continuous" style:text-underline-color="#0462C1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31" style:parent-style-name="Normal" style:family="paragraph">
      <style:paragraph-properties fo:margin-bottom="0.0979in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0pt" style:font-size-asian="10pt"/>
    </style:style>
    <style:style style:name="P33" style:parent-style-name="Normal" style:family="paragraph">
      <style:paragraph-properties fo:margin-bottom="0in" fo:margin-left="0.0666in" fo:text-indent="-0.0069in">
        <style:tab-stops/>
      </style:paragraph-properties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3.5pt" style:font-size-asian="13.5pt"/>
    </style:style>
    <style:style style:name="TableColumn39" style:family="table-column">
      <style:table-column-properties style:column-width="3.2479in"/>
    </style:style>
    <style:style style:name="TableColumn40" style:family="table-column">
      <style:table-column-properties style:column-width="3.2479in"/>
    </style:style>
    <style:style style:name="Table38" style:family="table">
      <style:table-properties style:width="6.4958in" fo:margin-left="0.0736in" table:align="left"/>
    </style:style>
    <style:style style:name="TableRow41" style:family="table-row">
      <style:table-row-properties style:min-row-height="0.2298in"/>
    </style:style>
    <style:style style:name="TableCell42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43" style:parent-style-name="Normal" style:family="paragraph">
      <style:paragraph-properties fo:margin-bottom="0in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ableCell45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ableRow48" style:family="table-row">
      <style:table-row-properties style:min-row-height="0.2298in"/>
    </style:style>
    <style:style style:name="TableCell49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50" style:parent-style-name="Normal" style:family="paragraph">
      <style:paragraph-properties fo:margin-bottom="0in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ableCell52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ableRow55" style:family="table-row">
      <style:table-row-properties style:min-row-height="0.2298in"/>
    </style:style>
    <style:style style:name="TableCell56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ableCell59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60" style:parent-style-name="Normal" style:family="paragraph">
      <style:paragraph-properties fo:margin-bottom="0in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ableRow62" style:family="table-row">
      <style:table-row-properties style:min-row-height="0.2305in"/>
    </style:style>
    <style:style style:name="TableCell63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64" style:parent-style-name="Normal" style:family="paragraph">
      <style:paragraph-properties fo:margin-bottom="0in"/>
    </style:style>
    <style:style style:name="T6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ableCell66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TableRow69" style:family="table-row">
      <style:table-row-properties style:min-row-height="0.2298in"/>
    </style:style>
    <style:style style:name="TableCell70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ableCell73" style:family="table-cell">
      <style:table-cell-properties fo:border="0.0069in solid #000000" style:writing-mode="lr-tb" fo:padding-top="0.0013in" fo:padding-left="0.0763in" fo:padding-bottom="0in" fo:padding-right="0.0798in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4pt" style:font-size-asian="14pt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<text:span text:style-name="T2">Data Intake Report<text:s/></text:span></text:p>
      <text:p text:style-name="P3"><text:span text:style-name="T4"><text:s/></text:span></text:p>
      <text:p text:style-name="P5"><text:span text:style-name="T6">Name:<text:s/></text:span><text:span text:style-name="T7">Project Week7<text:s/></text:span></text:p>
      <text:p text:style-name="P8"><text:span text:style-name="T9">Report date:<text:s/></text:span><text:span text:style-name="T10">19</text:span><text:span text:style-name="T11">th</text:span><text:span text:style-name="T12"><text:s/>January 2024<text:s/></text:span></text:p>
      <text:p text:style-name="P13"><text:span text:style-name="T14">Internship Batch:<text:s/></text:span><text:span text:style-name="T15">LISUM</text:span><text:span text:style-name="T16">28</text:span></text:p>
      <text:p text:style-name="P17"><text:span text:style-name="T18">Version:<text:s/></text:span><text:span text:style-name="T19">1.0<text:s/></text:span></text:p>
      <text:p text:style-name="P20"><text:span text:style-name="T21">Data intake by:<text:s/></text:span><text:span text:style-name="T22">Ishwar Balasaheb Bankar<text:s/></text:span></text:p>
      <text:p text:style-name="P23"><text:span text:style-name="T24">Data intake reviewer:<text:s/></text:span><text:span text:style-name="T25">Data Glacier<text:s/></text:span></text:p>
      <text:p text:style-name="P26"><text:span text:style-name="T27">Data storage location:</text:span><text:a xlink:href="https://archive.ics.uci.edu/ml/datasets/Bank%2BMarketing" office:target-frame-name="_top" xlink:show="replace"><text:span text:style-name="T28"><text:s/></text:span></text:a><text:a xlink:href="https://archive.ics.uci.edu/ml/datasets/Bank%2BMarketing" office:target-frame-name="_top" xlink:show="replace"><text:span text:style-name="T29">https://archive.ics.uci.edu/ml/datasets/Bank+Marketing</text:span></text:a><text:a xlink:href="https://archive.ics.uci.edu/ml/datasets/Bank%2BMarketing" office:target-frame-name="_top" xlink:show="replace"><text:span text:style-name="T30"><text:s/></text:span></text:a></text:p>
      <text:p text:style-name="P31"><text:span text:style-name="T32"><text:s/></text:span></text:p>
      <text:p text:style-name="P33"><text:span text:style-name="T34">Tabular data details:<text:s/></text:span><text:span text:style-name="T35">bank-additional-full.csv<text:s/></text:span></text:p>
      <text:p text:style-name="P36"><text:span text:style-name="T37"><text:s/></text:span></text:p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Total number of observations<text:s/></text:span></text:p>
          </table:table-cell>
          <table:table-cell table:style-name="TableCell45">
            <text:p text:style-name="P46"><text:span text:style-name="T47">41188<text:s/></text:span></text:p>
          </table:table-cell>
        </table:table-row>
        <table:table-row table:style-name="TableRow48">
          <table:table-cell table:style-name="TableCell49">
            <text:p text:style-name="P50"><text:span text:style-name="T51">Total number of files<text:s/></text:span></text:p>
          </table:table-cell>
          <table:table-cell table:style-name="TableCell52">
            <text:p text:style-name="P53"><text:span text:style-name="T54">1<text:s/></text:span></text:p>
          </table:table-cell>
        </table:table-row>
        <table:table-row table:style-name="TableRow55">
          <table:table-cell table:style-name="TableCell56">
            <text:p text:style-name="P57"><text:span text:style-name="T58">Total number of features<text:s/></text:span></text:p>
          </table:table-cell>
          <table:table-cell table:style-name="TableCell59">
            <text:p text:style-name="P60"><text:span text:style-name="T61">21<text:s/></text:span></text:p>
          </table:table-cell>
        </table:table-row>
        <table:table-row table:style-name="TableRow62">
          <table:table-cell table:style-name="TableCell63">
            <text:p text:style-name="P64"><text:span text:style-name="T65">Base format of the file<text:s/></text:span></text:p>
          </table:table-cell>
          <table:table-cell table:style-name="TableCell66">
            <text:p text:style-name="P67"><text:span text:style-name="T68">.csv<text:s/></text:span></text:p>
          </table:table-cell>
        </table:table-row>
        <table:table-row table:style-name="TableRow69">
          <table:table-cell table:style-name="TableCell70">
            <text:p text:style-name="P71"><text:span text:style-name="T72">Size of the data<text:s/></text:span></text:p>
          </table:table-cell>
          <table:table-cell table:style-name="TableCell73">
            <text:p text:style-name="P74"><text:span text:style-name="T75">5.56 MB<text:s/></text:span></text:p>
          </table:table-cell>
        </table:table-row>
      </table:table>
      <text:p text:style-name="P76"><text:span text:style-name="T7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0.9305in" fo:margin-bottom="1in" fo:margin-right="1.35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Surya Tripathi</meta:initial-creator>
    <dc:creator>kshipra dhame</dc:creator>
    <meta:creation-date>2024-02-29T00:02:00Z</meta:creation-date>
    <dc:date>2024-02-29T00:02:00Z</dc:date>
    <meta:template xlink:href="Normal" xlink:type="simple"/>
    <meta:editing-cycles>2</meta:editing-cycles>
    <meta:editing-duration>PT0S</meta:editing-duration>
    <meta:document-statistic meta:page-count="1" meta:paragraph-count="1" meta:word-count="105" meta:character-count="705" meta:row-count="5" meta:non-whitespace-character-count="601"/>
  </office:meta>
</office:document-meta>
</file>